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fo:language="en" fo:country="US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5.6cm" svg:height="3.4cm" svg:x="0.133cm" svg:y="2.8cm">
          <text:p text:style-name="P1"><text:span text:style-name="T1">Recorded network traff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5.733cm" svg:y1="4.487cm" svg:x2="7.133cm" svg:y2="4.487cm">
          <text:p/>
        </draw:line>
        <draw:line draw:style-name="gr2" draw:text-style-name="P1" draw:layer="layout" svg:x1="7.133cm" svg:y1="1.787cm" svg:x2="7.133cm" svg:y2="7.287cm">
          <text:p/>
        </draw:line>
        <draw:line draw:style-name="gr3" draw:text-style-name="P1" draw:layer="layout" svg:x1="7.133cm" svg:y1="1.787cm" svg:x2="9.233cm" svg:y2="1.787cm">
          <text:p/>
        </draw:line>
        <draw:line draw:style-name="gr3" draw:text-style-name="P1" draw:layer="layout" svg:x1="7.133cm" svg:y1="7.287cm" svg:x2="9.233cm" svg:y2="7.287cm">
          <text:p/>
        </draw:line>
        <draw:line draw:style-name="gr4" draw:text-style-name="P1" draw:layer="layout" svg:x1="19.6cm" svg:y1="1.787cm" svg:x2="19.6cm" svg:y2="2.8cm">
          <text:p/>
        </draw:line>
        <draw:line draw:style-name="gr5" draw:text-style-name="P1" draw:layer="layout" svg:x1="19.633cm" svg:y1="1.787cm" svg:x2="15.333cm" svg:y2="1.787cm">
          <text:p/>
        </draw:line>
        <draw:line draw:style-name="gr5" draw:text-style-name="P1" draw:layer="layout" svg:x1="19.633cm" svg:y1="7.287cm" svg:x2="15.333cm" svg:y2="7.287cm">
          <text:p/>
        </draw:line>
        <draw:custom-shape draw:style-name="gr1" draw:text-style-name="P2" draw:layer="layout" svg:width="5.867cm" svg:height="3.4cm" svg:x="16.633cm" svg:y="2.8cm">
          <text:p text:style-name="P1"><text:span text:style-name="T1">Compara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9.6cm" svg:y1="7.287cm" svg:x2="19.6cm" svg:y2="6.2cm">
          <text:p/>
        </draw:line>
        <draw:custom-shape draw:style-name="gr6" draw:text-style-name="P2" draw:layer="layout" svg:width="6.1cm" svg:height="3.4cm" svg:x="9.252cm" svg:y="5.6cm">
          <text:p text:style-name="P1"><text:span text:style-name="T1">Hardware processing pipelin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6.1cm" svg:height="3.4cm" svg:x="9.233cm" svg:y="0.087cm">
          <text:p text:style-name="P1"><text:span text:style-name="T1">Software verification 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as Sulc</meta:initial-creator>
    <meta:creation-date>2014-06-18T08:42:06</meta:creation-date>
    <meta:generator>LibreOffice/3.5$Linux_X86_64 LibreOffice_project/350m1$Build-2</meta:generator>
    <dc:date>2015-01-13T10:53:20</dc:date>
    <dc:creator>Tomas Sulc</dc:creator>
    <meta:editing-duration>PT3H3M40S</meta:editing-duration>
    <meta:editing-cycles>52</meta:editing-cycles>
    <meta:document-statistic meta:object-count="12"/>
  </office:meta>
</office:document-meta>
</file>